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0.01611328125" calcext:value-type="float">
            <text:p>0.016113281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00927734375" calcext:value-type="float">
            <text:p>0.0092773437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float" office:value="0.01611328125" calcext:value-type="float">
            <text:p>0.01611328125</text:p>
          </table:table-cell>
          <table:table-cell office:value-type="float" office:value="-1" calcext:value-type="float">
            <text:p>-1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01611328125" calcext:value-type="float">
            <text:p>0.01611328125</text:p>
          </table:table-cell>
          <table:table-cell office:value-type="float" office:value="0.5693359375" calcext:value-type="float">
            <text:p>0.569335937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-1" calcext:value-type="float">
            <text:p>-1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05224609375" calcext:value-type="float">
            <text:p>0.0522460937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" office:value-type="float" office:value="0.02099609375" calcext:value-type="float">
            <text:p>0.02099609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-1" calcext:value-type="float">
            <text:p>-1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26611328125" calcext:value-type="float">
            <text:p>0.2661132812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9697265625" calcext:value-type="float">
            <text:p>0.9697265625</text:p>
          </table:table-cell>
          <table:table-cell table:style-name="ce1" office:value-type="float" office:value="0.04248046875" calcext:value-type="float">
            <text:p>0.042480468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9697265625" calcext:value-type="float">
            <text:p>0.9697265625</text:p>
          </table:table-cell>
          <table:table-cell office:value-type="float" office:value="0.02685546875" calcext:value-type="float">
            <text:p>0.0268554687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-1" calcext:value-type="float">
            <text:p>-1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10986328125" calcext:value-type="float">
            <text:p>0.1098632812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33935546875" calcext:value-type="float">
            <text:p>0.33935546875</text:p>
          </table:table-cell>
          <table:table-cell table:style-name="ce1" office:value-type="float" office:value="0.01611328125" calcext:value-type="float">
            <text:p>0.01611328125</text:p>
          </table:table-cell>
          <table:table-cell office:value-type="float" office:value="0.85009765625" calcext:value-type="float">
            <text:p>0.85009765625</text:p>
          </table:table-cell>
          <table:table-cell table:style-name="ce1" office:value-type="float" office:value="0.02099609375" calcext:value-type="float">
            <text:p>0.02099609375</text:p>
          </table:table-cell>
          <table:table-cell table:number-columns-repeated="2" office:value-type="float" office:value="0.9697265625" calcext:value-type="float">
            <text:p>0.9697265625</text:p>
          </table:table-cell>
          <table:table-cell office:value-type="float" office:value="-1" calcext:value-type="float">
            <text:p>-1</text:p>
          </table:table-cell>
          <table:table-cell office:value-type="float" office:value="0.00244140625" calcext:value-type="float">
            <text:p>0.0024414062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table:style-name="ce1" office:value-type="float" office:value="0.00927734375" calcext:value-type="float">
            <text:p>0.00927734375</text:p>
          </table:table-cell>
          <table:table-cell office:value-type="float" office:value="0.5693359375" calcext:value-type="float">
            <text:p>0.5693359375</text:p>
          </table:table-cell>
          <table:table-cell table:style-name="ce1" office:value-type="float" office:value="0.05224609375" calcext:value-type="float">
            <text:p>0.05224609375</text:p>
          </table:table-cell>
          <table:table-cell office:value-type="float" office:value="0.26611328125" calcext:value-type="float">
            <text:p>0.26611328125</text:p>
          </table:table-cell>
          <table:table-cell table:style-name="ce1" office:value-type="float" office:value="0.02685546875" calcext:value-type="float">
            <text:p>0.02685546875</text:p>
          </table:table-cell>
          <table:table-cell office:value-type="float" office:value="0.10986328125" calcext:value-type="float">
            <text:p>0.10986328125</text:p>
          </table:table-cell>
          <table:table-cell table:style-name="ce1" office:value-type="float" office:value="0.00244140625" calcext:value-type="float">
            <text:p>0.0024414062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1T17:31:08.203567343</dc:date>
    <meta:editing-duration>PT1M18S</meta:editing-duration>
    <meta:editing-cycles>1</meta:editing-cycles>
    <meta:document-statistic meta:table-count="1" meta:cell-count="81" meta:object-count="0"/>
    <meta:generator>LibreOffice/6.0.7.3$Linux_X86_64 LibreOffice_project/00m0$Build-3</meta:generator>
  </office:meta>
</office:document-meta>
</file>